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8861in" style:rel-width="100%" table:align="right"/>
    </style:style>
    <style:style style:name="Table3.A" style:family="table-column">
      <style:table-column-properties style:column-width="3.9931in" style:rel-column-width="38003*"/>
    </style:style>
    <style:style style:name="Table3.B" style:family="table-column">
      <style:table-column-properties style:column-width="2.8931in" style:rel-column-width="27531*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6.8986in" style:rel-column-width="65285*"/>
    </style:style>
    <style:style style:name="Table4.B" style:family="table-column">
      <style:table-column-properties style:column-width="0.0264in" style:rel-column-width="250*"/>
    </style:style>
    <style:style style:name="Table4.A1" style:family="table-cell">
      <style:table-cell-properties style:vertical-align="middle"/>
    </style:style>
    <style:style style:name="Table5" style:family="table">
      <style:table-properties style:width="8.5in" table:align="left"/>
    </style:style>
    <style:style style:name="Table5.A" style:family="table-column">
      <style:table-column-properties style:column-width="1.9326in"/>
    </style:style>
    <style:style style:name="Table5.B" style:family="table-column">
      <style:table-column-properties style:column-width="3.1076in"/>
    </style:style>
    <style:style style:name="Table5.C" style:family="table-column">
      <style:table-column-properties style:column-width="2.1944in"/>
    </style:style>
    <style:style style:name="Table5.D" style:family="table-column">
      <style:table-column-properties style:column-width="1.2653in"/>
    </style:style>
    <style:style style:name="Table5.A1" style:family="table-cell">
      <style:table-cell-properties style:vertical-align="middle" fo:padding="0.0194in" fo:border="none"/>
    </style:style>
    <style:style style:name="Table5.A7" style:family="table-cell">
      <style:table-cell-properties fo:padding="0.0194in" fo:border="none"/>
    </style:style>
    <style:style style:name="Table6" style:family="table">
      <style:table-properties style:width="2.4361in" table:align="center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0.9333in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fo:padding="0.0194in" fo:border="none"/>
    </style:style>
    <style:style style:name="Table7" style:family="table">
      <style:table-properties style:width="1.8938in" style:rel-width="100%" table:align="left"/>
    </style:style>
    <style:style style:name="Table7.A" style:family="table-column">
      <style:table-column-properties style:column-width="1.1049in" style:rel-column-width="38234*"/>
    </style:style>
    <style:style style:name="Table7.B" style:family="table-column">
      <style:table-column-properties style:column-width="0.7889in" style:rel-column-width="27301*"/>
    </style:style>
    <style:style style:name="Table7.A1" style:family="table-cell">
      <style:table-cell-properties style:vertical-align="middle"/>
    </style:style>
    <style:style style:name="Table8" style:family="table">
      <style:table-properties style:width="6.8979in" style:rel-width="100%" table:align="left"/>
    </style:style>
    <style:style style:name="Table8.A" style:family="table-column">
      <style:table-column-properties style:column-width="2.2993in" style:rel-column-width="21845*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style:rel-width="100%" table:align="left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style:vertical-align="middle"/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font-size="7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 fo:padding="0in" fo:border="none"/>
    </style:style>
    <style:style style:name="P8" style:family="paragraph">
      <style:paragraph-properties fo:text-align="start"/>
      <style:text-properties style:text-line-through-style="none" fo:font-family="'Courier New'" style:font-family-generic="modern" style:font-pitch="fixed" fo:font-size="10pt" fo:font-style="normal" style:text-underline-style="non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T1" style:family="text">
      <style:text-properties fo:font-size="10p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top" style:vertical-rel="paragraph-content" style:horizontal-pos="righ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irePaymentDetailForm" form:apply-filter="true" form:method="post" form:control-implementation="ooo:com.sun.star.form.component.Form" office:target-frame="" xlink:href="https://www.scotiaconnect.scotiabank.com:443/sco/secured/wirepayments/getWirePaymentHistoryDetail.bns" xlink:type="simple">
          <form:button form:control-implementation="ooo:com.sun.star.form.component.CommandButton" xml:id="control1" form:id="control1" form:label="Print" form:tab-index="6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control-implementation="ooo:com.sun.star.form.component.CommandButton" xml:id="control2" form:id="control2" form:label="Done" form:tab-index="7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beneficiaryAccountType" form:control-implementation="ooo:com.sun.star.form.component.CheckBox" xml:id="control3" form:id="control3" form:disabled="true" form:value="fla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detail.wirePaymentTO.beneficiaryInfo" form:control-implementation="ooo:com.sun.star.form.component.TextField" xml:id="control4" form:id="control4" form:current-value="TCLU5572500, OOLU8233578" form:value="TCLU5572500, OOLU8233578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textarea form:name="detail.wirePaymentTO.additionalInf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divWrapper"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able:table table:name="Table3" table:style-name="Table3">
                      <table:table-column table:style-name="Table3.A"/>
                      <table:table-column table:style-name="Table3.B"/>
                      <table:table-row>
                        <table:table-cell table:style-name="Table3.A1" office:value-type="string">
                          <text:p text:style-name="P2"><draw:frame draw:style-name="fr2" draw:name="graphics1" text:anchor-type="paragraph" svg:width="0.7811in" svg:height="0.1563in" draw:z-index="0"><draw:image xlink:href="https://www.scotiaconnect.scotiabank.com:443/sco/style/images/BAT_FULL.jpg" xlink:type="simple" xlink:show="embed" xlink:actuate="onLoad"/></draw:frame><text:bookmark text:name="sessionImagePanel"/></text:p>
                        </table:table-cell>
                        <table:table-cell office:value-type="string">
                          <text:p text:style-name="P2"/>
                        </table:table-cell>
                      </table:table-row>
                      <table:table-row>
                        <table:table-cell table:style-name="Table3.A1" office:value-type="string">
                          <text:p text:style-name="P2"/>
                        </table:table-cell>
                        <table:table-cell table:style-name="Table3.A1" office:value-type="string">
                          <text:p text:style-name="P3">Session Timer</text:p>
                        </table:table-cell>
                      </table:table-row>
                    </table:table>
                    <text:p text:style-name="P2"/>
                  </table:table-cell>
                </table:table-row>
              </table:table>
              <text:p text:style-name="P2"/>
            </table:table-cell>
          </table:table-row>
          <table:table-row>
            <table:table-cell table:style-name="Table1.A1" office:value-type="string">
              <text:section text:style-name="Sect1" text:name="msg">
                <text:p text:style-name="P2"><text:bookmark text:name="mainContents"/><text:bookmark text:name="startcontent"/></text:p>
              </text:section>
            </table:table-cell>
          </table:table-row>
          <table:table-row>
            <table:table-cell table:style-name="Table1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P1"><draw:frame draw:style-name="fr1" draw:name="Frame1" text:anchor-type="paragraph" svg:width="15.2098in" draw:z-index="1"><draw:text-box fo:min-height="0in"><table:table table:name="Table5" table:style-name="Table5"><table:table-column table:style-name="Table5.A"/><table:table-column table:style-name="Table5.B"/><table:table-column table:style-name="Table5.C"/><table:table-column table:style-name="Table5.D"/><table:table-row><table:table-cell table:style-name="Table5.A1" table:number-columns-spanned="4" office:value-type="string"><table:table table:name="Table6" table:style-name="Table6"><table:table-column table:style-name="Table6.A"/><table:table-column table:style-name="Table6.B"/><table:table-row><table:table-cell table:style-name="Table6.A1" office:value-type="string"><text:p text:style-name="P4">Wire Payment Detail </text:p></table:table-cell><table:table-cell table:style-name="Table6.A1" office:value-type="string"><text:p text:style-name="P5">Need Help? </text:p></table:table-cell></table:table-row><table:table-row><table:table-cell table:style-name="Table6.A2" table:number-columns-spanned="2" office:value-type="string"><text:p text:style-name="P2"/></table:table-cell><table:covered-table-cell/></table:table-row></table:table><text:p text:style-name="P2"/></table:table-cell><table:covered-table-cell/><table:covered-table-cell/><table:covered-table-cell/></table:table-row><table:table-row><table:table-cell table:style-name="Table5.A1" table:number-columns-spanned="4" office:value-type="string"><text:p text:style-name="P5"><text:bookmark text:name="btnPrint"/><draw:control text:anchor-type="as-char" draw:z-index="6" draw:style-name="gr1" draw:text-style-name="P10" svg:width="0.5524in" svg:height="0.365in" draw:control="control1"/> <draw:control text:anchor-type="as-char" draw:z-index="5" draw:style-name="gr1" draw:text-style-name="P10" svg:width="0.5941in" svg:height="0.365in" draw:control="control2"/></text:p></table:table-cell><table:covered-table-cell/><table:covered-table-cell/><table:covered-table-cell/></table:table-row><table:table-row><table:table-cell table:style-name="Table5.A1" table:number-columns-spanned="4" office:value-type="string"><text:p text:style-name="P4">Order Information: </text:p></table:table-cell><table:covered-table-cell/><table:covered-table-cell/><table:covered-table-cell/></table:table-row><table:table-row><table:table-cell table:style-name="Table5.A1" office:value-type="string"><text:p text:style-name="P4">Debit Account:</text:p></table:table-cell><table:table-cell table:style-name="Table5.A1" table:number-columns-spanned="3" office:value-type="string"><text:p text:style-name="P4">30882 01393 19 USD MAKMAL NORTH12</text:p></table:table-cell><table:covered-table-cell/><table:covered-table-cell/></table:table-row><table:table-row><table:table-cell table:style-name="Table5.A1" office:value-type="string"><text:p text:style-name="Table_20_Contents">Value Date:</text:p></table:table-cell><table:table-cell table:style-name="Table5.A1" table:number-columns-spanned="3" office:value-type="string"><text:p text:style-name="P4">02/27/2012</text:p></table:table-cell><table:covered-table-cell/><table:covered-table-cell/></table:table-row><table:table-row><table:table-cell table:style-name="Table5.A1" office:value-type="string"><text:p text:style-name="P4">Execution Date:</text:p></table:table-cell><table:table-cell table:style-name="Table5.A1" table:number-columns-spanned="3" office:value-type="string"><text:p text:style-name="P4">02/27/2012</text:p></table:table-cell><table:covered-table-cell/><table:covered-table-cell/></table:table-row><table:table-row><table:table-cell table:style-name="Table5.A7" office:value-type="string"><text:p text:style-name="P4">Ordering Customer:</text:p></table:table-cell><table:table-cell table:style-name="Table5.A1" table:number-columns-spanned="3" office:value-type="string"><text:p text:style-name="Table_20_Contents">MAKMAL NORTH AMERICA CO<text:line-break/>92 Dovetale Drive<text:line-break/>Richmond Hill L4E 5A7<text:line-break/>Canada </text:p></table:table-cell><table:covered-table-cell/><table:covered-table-cell/></table:table-row><table:table-row><table:table-cell table:style-name="Table5.A1" table:number-columns-spanned="4" office:value-type="string"><text:p text:style-name="P4">Payment Details:</text:p></table:table-cell><table:covered-table-cell/><table:covered-table-cell/><table:covered-table-cell/></table:table-row><table:table-row><table:table-cell table:style-name="Table5.A1" office:value-type="string"><text:p text:style-name="P4">Amount:</text:p></table:table-cell><table:table-cell table:style-name="Table5.A1" table:number-columns-spanned="3" office:value-type="string"><text:p text:style-name="P4">6,100.00 </text:p></table:table-cell><table:covered-table-cell/><table:covered-table-cell/></table:table-row><table:table-row><table:table-cell table:style-name="Table5.A1" office:value-type="string"><text:p text:style-name="P4">Currency:</text:p></table:table-cell><table:table-cell table:style-name="Table5.A1" table:number-columns-spanned="3" office:value-type="string"><text:p text:style-name="P4">USD</text:p></table:table-cell><table:covered-table-cell/><table:covered-table-cell/></table:table-row><table:table-row><table:table-cell table:style-name="Table5.A1" table:number-columns-spanned="4" office:value-type="string"><text:p text:style-name="P4">Beneficiary Information:</text:p></table:table-cell><table:covered-table-cell/><table:covered-table-cell/><table:covered-table-cell/></table:table-row><table:table-row><table:table-cell table:style-name="Table5.A1" office:value-type="string"><text:p text:style-name="P4">Beneficiary Name:</text:p></table:table-cell><table:table-cell table:style-name="Table5.A1" table:number-columns-spanned="3" office:value-type="string"><text:p text:style-name="P4">LIMCO LOGISTICS INC. </text:p></table:table-cell><table:covered-table-cell/><table:covered-table-cell/></table:table-row><table:table-row><table:table-cell table:style-name="Table5.A7" office:value-type="string"><text:p text:style-name="P4">Beneficiary Address:</text:p></table:table-cell><table:table-cell table:style-name="Table5.A1" table:number-columns-spanned="3" office:value-type="string"><text:p text:style-name="P4">12550 BISCAYNE BLVD. SUITE 606<text:line-break/>Miami 33181<text:line-break/>United States </text:p></table:table-cell><table:covered-table-cell/><table:covered-table-cell/></table:table-row><table:table-row><table:table-cell table:style-name="Table5.A1" table:number-columns-spanned="4" office:value-type="string"><text:p text:style-name="P4">Beneficiary Bank Information:</text:p></table:table-cell><table:covered-table-cell/><table:covered-table-cell/><table:covered-table-cell/></table:table-row><table:table-row><table:table-cell table:style-name="Table5.A1" office:value-type="string"><text:p text:style-name="P4">Beneficiary Account:</text:p><table:table table:name="Table7" table:style-name="Table7"><table:table-column table:style-name="Table7.A"/><table:table-column table:style-name="Table7.B"/><table:table-row><table:table-cell table:style-name="Table7.A1" office:value-type="string"><text:p text:style-name="P4">2000021160406 </text:p></table:table-cell><table:table-cell table:style-name="Table7.A1" office:value-type="string"><text:p text:style-name="Table_20_Contents">IBAN: <draw:control text:anchor-type="as-char" draw:z-index="4" draw:style-name="gr1" draw:text-style-name="P9" svg:width="0.1358in" svg:height="0.1358in" draw:control="control3"/></text:p></table:table-cell></table:table-row></table:table><text:p text:style-name="Table_20_Contents"/></table:table-cell><table:table-cell table:style-name="Table5.A1" table:number-columns-spanned="3" office:value-type="string"><text:p text:style-name="P2"/></table:table-cell><table:covered-table-cell/><table:covered-table-cell/></table:table-row><table:table-row><table:table-cell table:style-name="Table5.A7" office:value-type="string"><text:p text:style-name="Table_20_Contents">Beneficiary Bank:</text:p></table:table-cell><table:table-cell table:style-name="Table5.A1" table:number-columns-spanned="3" office:value-type="string"><text:p text:style-name="P4">WELLS FARGO<text:line-break/>12550 BISCAYNE BLVD.<text:line-break/>ABA:121000248, SWIFT: WFBIUS6S<text:line-break/>Miami 33181<text:line-break/>United States </text:p></table:table-cell><table:covered-table-cell/><table:covered-table-cell/></table:table-row><table:table-row><table:table-cell table:style-name="Table5.A1" table:number-columns-spanned="4" office:value-type="string"><text:p text:style-name="P4">Optional Information:</text:p></table:table-cell><table:covered-table-cell/><table:covered-table-cell/><table:covered-table-cell/></table:table-row><table:table-row><table:table-cell table:style-name="Table5.A7" office:value-type="string"><text:p text:style-name="P4">Information to Beneficiary:</text:p></table:table-cell><table:table-cell table:style-name="Table5.A1" table:number-columns-spanned="3" office:value-type="string"><text:p text:style-name="P4"><draw:control text:anchor-type="as-char" draw:z-index="3" draw:style-name="gr1" draw:text-style-name="P8" svg:width="4.8024in" svg:height="0.8858in" draw:control="control4"/></text:p></table:table-cell><table:covered-table-cell/><table:covered-table-cell/></table:table-row><table:table-row><table:table-cell table:style-name="Table5.A7" office:value-type="string"><text:p text:style-name="P4">Internal Memo:</text:p></table:table-cell><table:table-cell table:style-name="Table5.A1" table:number-columns-spanned="3" office:value-type="string"><text:p text:style-name="P4"><draw:control text:anchor-type="as-char" draw:z-index="2" draw:style-name="gr1" draw:text-style-name="P8" svg:width="4.8024in" svg:height="0.8858in" draw:control="control5"/></text:p></table:table-cell><table:covered-table-cell/><table:covered-table-cell/></table:table-row><table:table-row><table:table-cell table:style-name="Table5.A1" office:value-type="string"><text:p text:style-name="P4">Vendor Number: </text:p></table:table-cell><table:table-cell table:style-name="Table5.A1" table:number-columns-spanned="3" office:value-type="string"><text:p text:style-name="P2"/></table:table-cell><table:covered-table-cell/><table:covered-table-cell/></table:table-row><table:table-row><table:table-cell table:style-name="Table5.A1" table:number-columns-spanned="4" office:value-type="string"><text:p text:style-name="P4">Order Institution Information:</text:p></table:table-cell><table:covered-table-cell/><table:covered-table-cell/><table:covered-table-cell/></table:table-row><table:table-row><table:table-cell table:style-name="Table5.A7" office:value-type="string"><text:p text:style-name="P4">Ordering Institution:</text:p></table:table-cell><table:table-cell table:style-name="Table5.A1" table:number-columns-spanned="3" office:value-type="string"><text:p text:style-name="Table_20_Contents"><text:line-break/></text:p></table:table-cell><table:covered-table-cell/><table:covered-table-cell/></table:table-row><table:table-row><table:table-cell table:style-name="Table5.A1" table:number-columns-spanned="4" office:value-type="string"><text:p text:style-name="P4">Historical Information:</text:p></table:table-cell><table:covered-table-cell/><table:covered-table-cell/><table:covered-table-cell/></table:table-row><table:table-row><table:table-cell table:style-name="Table5.A1" office:value-type="string"><text:p text:style-name="P4">Reference Number:</text:p></table:table-cell><table:table-cell table:style-name="Table5.A1" office:value-type="string"><text:p text:style-name="P4">2000012</text:p></table:table-cell><table:table-cell table:style-name="Table5.A1" office:value-type="string"><text:p text:style-name="P4">ICN Number:</text:p></table:table-cell><table:table-cell table:style-name="Table5.A1" office:value-type="string"><text:p text:style-name="P2"/></table:table-cell></table:table-row><table:table-row><table:table-cell table:style-name="Table5.A1" office:value-type="string"><text:p text:style-name="P4">Ticket Number:</text:p></table:table-cell><table:table-cell table:style-name="Table5.A1" office:value-type="string"><text:p text:style-name="P4">KBKMUUQF</text:p></table:table-cell><table:table-cell table:style-name="Table5.A1" office:value-type="string"><text:p text:style-name="P4">Batch ID:</text:p></table:table-cell><table:table-cell table:style-name="Table5.A1" office:value-type="string"><text:p text:style-name="P2"/></table:table-cell></table:table-row><table:table-row><table:table-cell table:style-name="Table5.A1" office:value-type="string"><text:p text:style-name="P4">Original Reference #:</text:p></table:table-cell><table:table-cell table:style-name="Table5.A1" office:value-type="string"><text:p text:style-name="P2"/></table:table-cell><table:table-cell table:style-name="Table5.A1" office:value-type="string"><text:p text:style-name="P4">Post Reference Number:</text:p></table:table-cell><table:table-cell table:style-name="Table5.A1" office:value-type="string"><text:p text:style-name="P2"/></table:table-cell></table:table-row><table:table-row><table:table-cell table:style-name="Table5.A1" office:value-type="string"><text:p text:style-name="P4">Trace Number: </text:p></table:table-cell><table:table-cell table:style-name="Table5.A1" office:value-type="string"><text:p text:style-name="P2"/></table:table-cell><table:table-cell table:style-name="Table5.A1" office:value-type="string"><text:p text:style-name="P4">PCRN Number:</text:p></table:table-cell><table:table-cell table:style-name="Table5.A1" office:value-type="string"><text:p text:style-name="P2"/></table:table-cell></table:table-row><table:table-row><table:table-cell table:style-name="Table5.A1" office:value-type="string"><text:p text:style-name="P4">Payment Number: </text:p></table:table-cell><table:table-cell table:style-name="Table5.A1" office:value-type="string"><text:p text:style-name="P2"/></table:table-cell><table:table-cell table:style-name="Table5.A1" office:value-type="string"><text:p text:style-name="P2"/></table:table-cell><table:table-cell table:style-name="Table5.A1" office:value-type="string"><text:p text:style-name="P2"/></table:table-cell></table:table-row></table:table></draw:text-box></draw:frame></text:p>
                    <table:table table:name="Table8" table:style-name="Table8">
                      <table:table-column table:style-name="Table8.A" table:number-columns-repeated="3"/>
                      <table:table-row>
                        <table:table-cell table:style-name="Table8.A1" office:value-type="string">
                          <text:p text:style-name="P7">Date</text:p>
                        </table:table-cell>
                        <table:table-cell table:style-name="Table8.A1" office:value-type="string">
                          <text:p text:style-name="P7">Status</text:p>
                        </table:table-cell>
                        <table:table-cell table:style-name="Table8.A1" office:value-type="string">
                          <text:p text:style-name="P7">Changed By</text:p>
                        </table:table-cell>
                      </table:table-row>
                      <table:table-row>
                        <table:table-cell table:style-name="Table8.A1" office:value-type="string">
                          <text:p text:style-name="P4">02/27/2012 12:08:05 </text:p>
                        </table:table-cell>
                        <table:table-cell table:style-name="Table8.A1" office:value-type="string">
                          <text:p text:style-name="P4">Ready </text:p>
                        </table:table-cell>
                        <table:table-cell table:style-name="Table8.A1" office:value-type="string">
                          <text:p text:style-name="P4">Dmitrii Boldyrev 606755800 </text:p>
                        </table:table-cell>
                      </table:table-row>
                      <table:table-row>
                        <table:table-cell table:style-name="Table8.A1" office:value-type="string">
                          <text:p text:style-name="P4">02/27/2012 12:08:52 </text:p>
                        </table:table-cell>
                        <table:table-cell table:style-name="Table8.A1" office:value-type="string">
                          <text:p text:style-name="P4">Submitted </text:p>
                        </table:table-cell>
                        <table:table-cell table:style-name="Table8.A1" office:value-type="string">
                          <text:p text:style-name="P4">Dmitrii Boldyrev 606755800 </text:p>
                        </table:table-cell>
                      </table:table-row>
                    </table:table>
                    <text:p text:style-name="Table_20_Contents"/>
                  </table:table-cell>
                  <table:table-cell office:value-type="string">
                    <text:p text:style-name="P2"/>
                  </table:table-cell>
                </table:table-row>
                <table:table-row>
                  <table:table-cell table:style-name="Table4.A1" table:number-columns-spanned="2" office:value-type="string">
                    <text:p text:style-name="P2"><text:soft-page-break/></text:p>
                  </table:table-cell>
                  <table:covered-table-cell/>
                </table:table-row>
              </table:table>
            </table:table-cell>
          </table:table-row>
          <table:table-row>
            <table:table-cell table:style-name="Table1.A1" office:value-type="string">
              <table:table table:name="Table9" table:style-name="Table9">
                <table:table-column table:style-name="Table9.A"/>
                <table:table-row>
                  <table:table-cell table:style-name="Table9.A1" office:value-type="string">
                    <text:p text:style-name="P6"><text:a xlink:type="simple" xlink:href="https://www.scotiaconnect.scotiabank.com:443/sco/footer/privacy.bns" office:target-frame-name="privacy" xlink:show="replace"><text:span text:style-name="T1">Privacy</text:span></text:a> | <text:a xlink:type="simple" xlink:href="https://www.scotiaconnect.scotiabank.com:443/sco/footer/legal.bns" office:target-frame-name="legal" xlink:show="replace"><text:span text:style-name="T1">Legal</text:span></text:a> | <text:a xlink:type="simple" xlink:href="https://www.scotiaconnect.scotiabank.com:443/sco/footer/security.bns" office:target-frame-name="security" xlink:show="replace"><text:span text:style-name="T1">Security</text:span></text:a></text:p>
                  </table:table-cell>
                </table:table-row>
              </table:table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ii Boldyrev</meta:initial-creator>
    <meta:creation-date>2012-02-27T12:09:13.21</meta:creation-date>
    <meta:document-statistic meta:table-count="9" meta:image-count="1" meta:object-count="0" meta:page-count="3" meta:paragraph-count="60" meta:word-count="141" meta:character-count="1069"/>
    <dc:date>2012-02-27T12:10:32.03</dc:date>
    <dc:creator>Dmitrii Boldyrev</dc:creator>
    <meta:editing-duration>PT1M18S</meta:editing-duration>
    <meta:editing-cycles>1</meta:editing-cycles>
    <meta:generator>OpenOffice.org/3.3$Win32 OpenOffice.org_project/330m20$Build-9567</meta:generator>
  </office:meta>
</office:document-meta>
</file>